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C000000941EF1965B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1.24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1.8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1.86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1.09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92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1.20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94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76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43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1.16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54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1.38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98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98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57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39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solid" svg:stroke-width="0cm" svg:stroke-color="#b3b3b3" draw:stroke-linejoin="round" svg:stroke-linecap="butt" draw:fill="none" loext:decorative="false"/>
    </style:style>
    <style:style style:name="gr22" style:family="graphic" style:parent-style-name="standard">
      <style:graphic-properties draw:stroke="solid" svg:stroke-width="0.079cm" svg:stroke-color="#ffd320" draw:stroke-linejoin="round" svg:stroke-linecap="butt" draw:fill="none" fo:padding-top="0.039cm" fo:padding-bottom="0.039cm" fo:padding-left="0.039cm" fo:padding-right="0.039cm" loext:decorative="false"/>
    </style:style>
    <style:style style:name="gr23" style:family="graphic" style:parent-style-name="standard">
      <style:graphic-properties draw:stroke="solid" svg:stroke-width="0cm" svg:stroke-color="#ffd320" draw:stroke-linejoin="round" svg:stroke-linecap="butt" draw:fill="solid" draw:fill-color="#ffd320" loext:decorative="false"/>
    </style:style>
    <style:style style:name="gr24" style:family="graphic" style:parent-style-name="standard">
      <style:graphic-properties draw:stroke="none" draw:fill="solid" draw:fill-color="#ffd320" loext:decorative="false"/>
    </style:style>
    <style:style style:name="gr25" style:family="graphic" style:parent-style-name="standard">
      <style:graphic-properties draw:stroke="solid" svg:stroke-width="0cm" svg:stroke-color="#ffd320" draw:stroke-linejoin="round" svg:stroke-linecap="butt" draw:fill="none" loext:decorative="false"/>
    </style:style>
    <style:style style:name="gr26" style:family="graphic" style:parent-style-name="standard">
      <style:graphic-properties draw:stroke="solid" svg:stroke-width="0.079cm" svg:stroke-color="#ff420e" draw:stroke-linejoin="round" svg:stroke-linecap="butt" draw:fill="none" fo:padding-top="0.039cm" fo:padding-bottom="0.039cm" fo:padding-left="0.039cm" fo:padding-right="0.039cm" loext:decorative="false"/>
    </style:style>
    <style:style style:name="gr27" style:family="graphic" style:parent-style-name="standard">
      <style:graphic-properties draw:stroke="solid" svg:stroke-width="0cm" svg:stroke-color="#ff420e" draw:stroke-linejoin="round" svg:stroke-linecap="butt" draw:fill="solid" draw:fill-color="#ff420e" loext:decorative="false"/>
    </style:style>
    <style:style style:name="gr28" style:family="graphic" style:parent-style-name="standard">
      <style:graphic-properties draw:stroke="solid" svg:stroke-width="0.079cm" svg:stroke-color="#004586" draw:stroke-linejoin="round" svg:stroke-linecap="butt" draw:fill="none" fo:padding-top="0.039cm" fo:padding-bottom="0.039cm" fo:padding-left="0.039cm" fo:padding-right="0.039cm" loext:decorative="false"/>
    </style:style>
    <style:style style:name="gr29" style:family="graphic" style:parent-style-name="standard">
      <style:graphic-properties draw:stroke="solid" svg:stroke-width="0cm" svg:stroke-color="#004586" draw:stroke-linejoin="round" svg:stroke-linecap="butt" draw:fill="solid" draw:fill-color="#004586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39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65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  <style:text-properties fo:font-size="9.60000038146973pt"/>
    </style:style>
    <style:style style:name="P4" style:family="paragraph">
      <loext:graphic-properties draw:fill="none"/>
      <style:paragraph-properties fo:text-align="start"/>
      <style:text-properties fo:font-size="9.60000038146973pt" style:font-size-asian="10pt" style:font-size-complex="10pt"/>
    </style:style>
    <style:style style:name="P5" style:family="paragraph">
      <loext:graphic-properties draw:fill="solid" draw:fill-color="#ffd320"/>
    </style:style>
    <style:style style:name="P6" style:family="paragraph">
      <loext:graphic-properties draw:fill="solid" draw:fill-color="#ff420e"/>
    </style:style>
    <style:style style:name="P7" style:family="paragraph">
      <loext:graphic-properties draw:fill="solid" draw:fill-color="#004586"/>
    </style:style>
    <style:style style:name="T1" style:family="text">
      <style:text-properties fo:color="#000000" loext:opacity="100%" style:font-name="Liberation Sans1" fo:font-size="10pt" fo:font-weight="normal" style:font-name-asian="Liberation Sans1" style:font-size-asian="10pt" style:font-weight-asian="normal" style:font-name-complex="Liberation Sans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3cm" svg:height="25.063cm" svg:x="0.003cm" svg:y="0cm" svg:viewBox="0 0 20984 25064" draw:points="0,0 20984,0 20984,25064 0,25064">
          <text:p/>
        </draw:polygon>
        <draw:polygon draw:style-name="gr1" draw:text-style-name="P1" draw:layer="layout" svg:width="20.983cm" svg:height="25.063cm" svg:x="0.003cm" svg:y="0cm" svg:viewBox="0 0 20984 25064" draw:points="0,0 20984,0 20984,25064 0,25064">
          <text:p/>
        </draw:polygon>
        <draw:frame draw:style-name="gr2" draw:text-style-name="P2" draw:layer="layout" svg:width="20.998cm" svg:height="25.063cm" svg:x="0.004cm" svg:y="0cm">
          <draw:image xlink:href="Pictures/10000000000007C000000941EF1965B6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3" draw:text-style-name="P4" draw:layer="layout" svg:width="1.248cm" svg:height="0.395cm" svg:x="9.361cm" svg:y="0.051cm">
          <draw:text-box>
            <text:p text:style-name="P3"><text:span text:style-name="T1">Sh</text:span><text:span text:style-name="T1">eet</text:span><text:span text:style-name="T1">1</text:span></text:p>
          </draw:text-box>
        </draw:frame>
        <draw:line draw:style-name="gr4" draw:text-style-name="P2" draw:layer="layout" svg:x1="0.081cm" svg:y1="0.721cm" svg:x2="12.812cm" svg:y2="0.721cm">
          <text:p/>
        </draw:line>
        <draw:line draw:style-name="gr4" draw:text-style-name="P2" draw:layer="layout" svg:x1="0.11cm" svg:y1="0.696cm" svg:x2="0.11cm" svg:y2="4.666cm">
          <text:p/>
        </draw:line>
        <draw:line draw:style-name="gr4" draw:text-style-name="P2" draw:layer="layout" svg:x1="12.783cm" svg:y1="0.696cm" svg:x2="12.783cm" svg:y2="4.666cm">
          <text:p/>
        </draw:line>
        <draw:line draw:style-name="gr4" draw:text-style-name="P2" draw:layer="layout" svg:x1="0.081cm" svg:y1="1.156cm" svg:x2="12.812cm" svg:y2="1.156cm">
          <text:p/>
        </draw:line>
        <draw:line draw:style-name="gr5" draw:text-style-name="P2" draw:layer="layout" svg:x1="2.646cm" svg:y1="1.132cm" svg:x2="2.646cm" svg:y2="4.666cm">
          <text:p/>
        </draw:line>
        <draw:line draw:style-name="gr5" draw:text-style-name="P2" draw:layer="layout" svg:x1="5.179cm" svg:y1="1.132cm" svg:x2="5.179cm" svg:y2="4.666cm">
          <text:p/>
        </draw:line>
        <draw:line draw:style-name="gr5" draw:text-style-name="P2" draw:layer="layout" svg:x1="7.714cm" svg:y1="1.132cm" svg:x2="7.714cm" svg:y2="4.666cm">
          <text:p/>
        </draw:line>
        <draw:line draw:style-name="gr5" draw:text-style-name="P2" draw:layer="layout" svg:x1="10.249cm" svg:y1="1.132cm" svg:x2="10.249cm" svg:y2="4.666cm">
          <text:p/>
        </draw:line>
        <draw:line draw:style-name="gr5" draw:text-style-name="P2" draw:layer="layout" svg:x1="0.082cm" svg:y1="1.593cm" svg:x2="12.813cm" svg:y2="1.593cm">
          <text:p/>
        </draw:line>
        <draw:line draw:style-name="gr5" draw:text-style-name="P2" draw:layer="layout" svg:x1="0.082cm" svg:y1="2.029cm" svg:x2="12.813cm" svg:y2="2.029cm">
          <text:p/>
        </draw:line>
        <draw:line draw:style-name="gr5" draw:text-style-name="P2" draw:layer="layout" svg:x1="0.082cm" svg:y1="2.463cm" svg:x2="12.813cm" svg:y2="2.463cm">
          <text:p/>
        </draw:line>
        <draw:line draw:style-name="gr5" draw:text-style-name="P2" draw:layer="layout" svg:x1="0.082cm" svg:y1="2.899cm" svg:x2="12.813cm" svg:y2="2.899cm">
          <text:p/>
        </draw:line>
        <draw:line draw:style-name="gr5" draw:text-style-name="P2" draw:layer="layout" svg:x1="0.082cm" svg:y1="3.335cm" svg:x2="12.813cm" svg:y2="3.335cm">
          <text:p/>
        </draw:line>
        <draw:line draw:style-name="gr5" draw:text-style-name="P2" draw:layer="layout" svg:x1="0.082cm" svg:y1="3.771cm" svg:x2="12.813cm" svg:y2="3.771cm">
          <text:p/>
        </draw:line>
        <draw:line draw:style-name="gr5" draw:text-style-name="P2" draw:layer="layout" svg:x1="0.082cm" svg:y1="4.205cm" svg:x2="12.813cm" svg:y2="4.205cm">
          <text:p/>
        </draw:line>
        <draw:line draw:style-name="gr4" draw:text-style-name="P2" draw:layer="layout" svg:x1="0.081cm" svg:y1="4.64cm" svg:x2="12.812cm" svg:y2="4.64cm">
          <text:p/>
        </draw:line>
        <draw:line draw:style-name="gr4" draw:text-style-name="P2" draw:layer="layout" svg:x1="0.081cm" svg:y1="5.077cm" svg:x2="5.208cm" svg:y2="5.077cm">
          <text:p/>
        </draw:line>
        <draw:line draw:style-name="gr4" draw:text-style-name="P2" draw:layer="layout" svg:x1="0.11cm" svg:y1="5.051cm" svg:x2="0.11cm" svg:y2="6.843cm">
          <text:p/>
        </draw:line>
        <draw:line draw:style-name="gr4" draw:text-style-name="P2" draw:layer="layout" svg:x1="5.179cm" svg:y1="5.051cm" svg:x2="5.179cm" svg:y2="6.843cm">
          <text:p/>
        </draw:line>
        <draw:line draw:style-name="gr4" draw:text-style-name="P2" draw:layer="layout" svg:x1="0.081cm" svg:y1="5.512cm" svg:x2="5.208cm" svg:y2="5.512cm">
          <text:p/>
        </draw:line>
        <draw:line draw:style-name="gr5" draw:text-style-name="P2" draw:layer="layout" svg:x1="2.646cm" svg:y1="5.487cm" svg:x2="2.646cm" svg:y2="6.844cm">
          <text:p/>
        </draw:line>
        <draw:line draw:style-name="gr5" draw:text-style-name="P2" draw:layer="layout" svg:x1="0.082cm" svg:y1="5.947cm" svg:x2="5.209cm" svg:y2="5.947cm">
          <text:p/>
        </draw:line>
        <draw:line draw:style-name="gr5" draw:text-style-name="P2" draw:layer="layout" svg:x1="0.082cm" svg:y1="6.383cm" svg:x2="5.209cm" svg:y2="6.383cm">
          <text:p/>
        </draw:line>
        <draw:line draw:style-name="gr4" draw:text-style-name="P2" draw:layer="layout" svg:x1="0.081cm" svg:y1="6.818cm" svg:x2="5.208cm" svg:y2="6.818cm">
          <text:p/>
        </draw:line>
        <draw:frame draw:style-name="gr3" draw:text-style-name="P4" draw:layer="layout" svg:width="1.248cm" svg:height="0.395cm" svg:x="9.361cm" svg:y="22.683cm">
          <draw:text-box>
            <text:p text:style-name="P3"><text:span text:style-name="T1">Pa</text:span><text:span text:style-name="T1">ge </text:span><text:span text:style-name="T1">1</text:span></text:p>
          </draw:text-box>
        </draw:frame>
        <draw:frame draw:style-name="gr6" draw:text-style-name="P4" draw:layer="layout" svg:width="1.861cm" svg:height="0.395cm" svg:x="1.707cm" svg:y="0.745cm">
          <draw:text-box>
            <text:p text:style-name="P3"><text:span text:style-name="T1">Sie</text:span><text:span text:style-name="T1">ve </text:span><text:span text:style-name="T1">Siz</text:span><text:span text:style-name="T1">e</text:span></text:p>
          </draw:text-box>
        </draw:frame>
        <draw:frame draw:style-name="gr7" draw:text-style-name="P4" draw:layer="layout" svg:width="1.865cm" svg:height="0.395cm" svg:x="8.044cm" svg:y="0.745cm">
          <draw:text-box>
            <text:p text:style-name="P3"><text:span text:style-name="T1">% </text:span><text:span text:style-name="T1">Pa</text:span><text:span text:style-name="T1">ssi</text:span><text:span text:style-name="T1">ng</text:span></text:p>
          </draw:text-box>
        </draw:frame>
        <draw:frame draw:style-name="gr8" draw:text-style-name="P4" draw:layer="layout" svg:width="1.097cm" svg:height="0.395cm" svg:x="0.827cm" svg:y="1.18cm">
          <draw:text-box>
            <text:p text:style-name="P3"><text:span text:style-name="T1">AS</text:span><text:span text:style-name="T1">TM</text:span></text:p>
          </draw:text-box>
        </draw:frame>
        <draw:frame draw:style-name="gr9" draw:text-style-name="P4" draw:layer="layout" svg:width="0.924cm" svg:height="0.395cm" svg:x="3.454cm" svg:y="1.18cm">
          <draw:text-box>
            <text:p text:style-name="P3"><text:span text:style-name="T1">(m</text:span><text:span text:style-name="T1">m)</text:span></text:p>
          </draw:text-box>
        </draw:frame>
        <draw:frame draw:style-name="gr10" draw:text-style-name="P4" draw:layer="layout" svg:width="1.201cm" svg:height="0.395cm" svg:x="5.839cm" svg:y="1.18cm">
          <draw:text-box>
            <text:p text:style-name="P3"><text:span text:style-name="T1">Soi</text:span><text:span text:style-name="T1">l #1</text:span></text:p>
          </draw:text-box>
        </draw:frame>
        <draw:frame draw:style-name="gr10" draw:text-style-name="P4" draw:layer="layout" svg:width="1.201cm" svg:height="0.395cm" svg:x="8.374cm" svg:y="1.18cm">
          <draw:text-box>
            <text:p text:style-name="P3"><text:span text:style-name="T1">Soi</text:span><text:span text:style-name="T1">l #2</text:span></text:p>
          </draw:text-box>
        </draw:frame>
        <draw:frame draw:style-name="gr10" draw:text-style-name="P4" draw:layer="layout" svg:width="1.201cm" svg:height="0.395cm" svg:x="10.29cm" svg:y="1.18cm">
          <draw:text-box>
            <text:p text:style-name="P3"><text:span text:style-name="T1">Soi</text:span><text:span text:style-name="T1">l #3</text:span></text:p>
          </draw:text-box>
        </draw:frame>
        <draw:frame draw:style-name="gr11" draw:text-style-name="P4" draw:layer="layout" svg:width="0.943cm" svg:height="0.395cm" svg:x="0.151cm" svg:y="1.616cm">
          <draw:text-box>
            <text:p text:style-name="P3"><text:span text:style-name="T1">No. </text:span><text:span text:style-name="T1">4</text:span></text:p>
          </draw:text-box>
        </draw:frame>
        <draw:frame draw:style-name="gr12" draw:text-style-name="P4" draw:layer="layout" svg:width="0.768cm" svg:height="0.395cm" svg:x="4.365cm" svg:y="1.616cm">
          <draw:text-box>
            <text:p text:style-name="P3"><text:span text:style-name="T1">4.7</text:span><text:span text:style-name="T1">5</text:span></text:p>
          </draw:text-box>
        </draw:frame>
        <draw:frame draw:style-name="gr13" draw:text-style-name="P4" draw:layer="layout" svg:width="0.439cm" svg:height="0.395cm" svg:x="7.232cm" svg:y="1.616cm">
          <draw:text-box>
            <text:p text:style-name="P3"><text:span text:style-name="T1">96</text:span></text:p>
          </draw:text-box>
        </draw:frame>
        <draw:frame draw:style-name="gr13" draw:text-style-name="P4" draw:layer="layout" svg:width="0.439cm" svg:height="0.395cm" svg:x="9.767cm" svg:y="1.616cm">
          <draw:text-box>
            <text:p text:style-name="P3"><text:span text:style-name="T1">75</text:span></text:p>
          </draw:text-box>
        </draw:frame>
        <draw:frame draw:style-name="gr13" draw:text-style-name="P4" draw:layer="layout" svg:width="0.439cm" svg:height="0.395cm" svg:x="12.302cm" svg:y="1.616cm">
          <draw:text-box>
            <text:p text:style-name="P3"><text:span text:style-name="T1">80</text:span></text:p>
          </draw:text-box>
        </draw:frame>
        <draw:frame draw:style-name="gr11" draw:text-style-name="P4" draw:layer="layout" svg:width="0.943cm" svg:height="0.395cm" svg:x="0.151cm" svg:y="2.051cm">
          <draw:text-box>
            <text:p text:style-name="P3"><text:span text:style-name="T1">No. </text:span><text:span text:style-name="T1">8</text:span></text:p>
          </draw:text-box>
        </draw:frame>
        <draw:frame draw:style-name="gr12" draw:text-style-name="P4" draw:layer="layout" svg:width="0.768cm" svg:height="0.395cm" svg:x="4.365cm" svg:y="2.051cm">
          <draw:text-box>
            <text:p text:style-name="P3"><text:span text:style-name="T1">2.3</text:span><text:span text:style-name="T1">6</text:span></text:p>
          </draw:text-box>
        </draw:frame>
        <draw:frame draw:style-name="gr13" draw:text-style-name="P4" draw:layer="layout" svg:width="0.439cm" svg:height="0.395cm" svg:x="7.232cm" svg:y="2.051cm">
          <draw:text-box>
            <text:p text:style-name="P3"><text:span text:style-name="T1">94</text:span></text:p>
          </draw:text-box>
        </draw:frame>
        <draw:frame draw:style-name="gr13" draw:text-style-name="P4" draw:layer="layout" svg:width="0.439cm" svg:height="0.395cm" svg:x="9.767cm" svg:y="2.051cm">
          <draw:text-box>
            <text:p text:style-name="P3"><text:span text:style-name="T1">74</text:span></text:p>
          </draw:text-box>
        </draw:frame>
        <draw:frame draw:style-name="gr13" draw:text-style-name="P4" draw:layer="layout" svg:width="0.439cm" svg:height="0.395cm" svg:x="12.302cm" svg:y="2.051cm">
          <draw:text-box>
            <text:p text:style-name="P3"><text:span text:style-name="T1">78</text:span></text:p>
          </draw:text-box>
        </draw:frame>
        <draw:frame draw:style-name="gr14" draw:text-style-name="P4" draw:layer="layout" svg:width="1.162cm" svg:height="0.395cm" svg:x="0.151cm" svg:y="2.487cm">
          <draw:text-box>
            <text:p text:style-name="P3"><text:span text:style-name="T1">No. </text:span><text:span text:style-name="T1">20</text:span></text:p>
          </draw:text-box>
        </draw:frame>
        <draw:frame draw:style-name="gr12" draw:text-style-name="P4" draw:layer="layout" svg:width="0.768cm" svg:height="0.395cm" svg:x="4.365cm" svg:y="2.487cm">
          <draw:text-box>
            <text:p text:style-name="P3"><text:span text:style-name="T1">0.8</text:span><text:span text:style-name="T1">5</text:span></text:p>
          </draw:text-box>
        </draw:frame>
        <draw:frame draw:style-name="gr13" draw:text-style-name="P4" draw:layer="layout" svg:width="0.439cm" svg:height="0.395cm" svg:x="7.232cm" svg:y="2.487cm">
          <draw:text-box>
            <text:p text:style-name="P3"><text:span text:style-name="T1">60</text:span></text:p>
          </draw:text-box>
        </draw:frame>
        <draw:frame draw:style-name="gr13" draw:text-style-name="P4" draw:layer="layout" svg:width="0.439cm" svg:height="0.395cm" svg:x="9.767cm" svg:y="2.487cm">
          <draw:text-box>
            <text:p text:style-name="P3"><text:span text:style-name="T1">68</text:span></text:p>
          </draw:text-box>
        </draw:frame>
        <draw:frame draw:style-name="gr13" draw:text-style-name="P4" draw:layer="layout" svg:width="0.439cm" svg:height="0.395cm" svg:x="12.302cm" svg:y="2.487cm">
          <draw:text-box>
            <text:p text:style-name="P3"><text:span text:style-name="T1">55</text:span></text:p>
          </draw:text-box>
        </draw:frame>
        <draw:frame draw:style-name="gr14" draw:text-style-name="P4" draw:layer="layout" svg:width="1.162cm" svg:height="0.395cm" svg:x="0.151cm" svg:y="2.922cm">
          <draw:text-box>
            <text:p text:style-name="P3"><text:span text:style-name="T1">No. </text:span><text:span text:style-name="T1">30</text:span></text:p>
          </draw:text-box>
        </draw:frame>
        <draw:frame draw:style-name="gr15" draw:text-style-name="P4" draw:layer="layout" svg:width="0.549cm" svg:height="0.395cm" svg:x="4.586cm" svg:y="2.922cm">
          <draw:text-box>
            <text:p text:style-name="P3"><text:span text:style-name="T1">0.6</text:span></text:p>
          </draw:text-box>
        </draw:frame>
        <draw:frame draw:style-name="gr13" draw:text-style-name="P4" draw:layer="layout" svg:width="0.439cm" svg:height="0.395cm" svg:x="7.232cm" svg:y="2.922cm">
          <draw:text-box>
            <text:p text:style-name="P3"><text:span text:style-name="T1">48</text:span></text:p>
          </draw:text-box>
        </draw:frame>
        <draw:frame draw:style-name="gr13" draw:text-style-name="P4" draw:layer="layout" svg:width="0.439cm" svg:height="0.395cm" svg:x="9.767cm" svg:y="2.922cm">
          <draw:text-box>
            <text:p text:style-name="P3"><text:span text:style-name="T1">20</text:span></text:p>
          </draw:text-box>
        </draw:frame>
        <draw:frame draw:style-name="gr13" draw:text-style-name="P4" draw:layer="layout" svg:width="0.439cm" svg:height="0.395cm" svg:x="12.302cm" svg:y="2.922cm">
          <draw:text-box>
            <text:p text:style-name="P3"><text:span text:style-name="T1">53</text:span></text:p>
          </draw:text-box>
        </draw:frame>
        <draw:frame draw:style-name="gr14" draw:text-style-name="P4" draw:layer="layout" svg:width="1.162cm" svg:height="0.395cm" svg:x="0.151cm" svg:y="3.358cm">
          <draw:text-box>
            <text:p text:style-name="P3"><text:span text:style-name="T1">No. </text:span><text:span text:style-name="T1">50</text:span></text:p>
          </draw:text-box>
        </draw:frame>
        <draw:frame draw:style-name="gr15" draw:text-style-name="P4" draw:layer="layout" svg:width="0.549cm" svg:height="0.395cm" svg:x="4.586cm" svg:y="3.358cm">
          <draw:text-box>
            <text:p text:style-name="P3"><text:span text:style-name="T1">0.3</text:span></text:p>
          </draw:text-box>
        </draw:frame>
        <draw:frame draw:style-name="gr13" draw:text-style-name="P4" draw:layer="layout" svg:width="0.439cm" svg:height="0.395cm" svg:x="7.232cm" svg:y="3.358cm">
          <draw:text-box>
            <text:p text:style-name="P3"><text:span text:style-name="T1">32</text:span></text:p>
          </draw:text-box>
        </draw:frame>
        <draw:frame draw:style-name="gr13" draw:text-style-name="P4" draw:layer="layout" svg:width="0.439cm" svg:height="0.395cm" svg:x="9.767cm" svg:y="3.358cm">
          <draw:text-box>
            <text:p text:style-name="P3"><text:span text:style-name="T1">13</text:span></text:p>
          </draw:text-box>
        </draw:frame>
        <draw:frame draw:style-name="gr13" draw:text-style-name="P4" draw:layer="layout" svg:width="0.439cm" svg:height="0.395cm" svg:x="12.302cm" svg:y="3.358cm">
          <draw:text-box>
            <text:p text:style-name="P3"><text:span text:style-name="T1">50</text:span></text:p>
          </draw:text-box>
        </draw:frame>
        <draw:frame draw:style-name="gr16" draw:text-style-name="P4" draw:layer="layout" svg:width="1.381cm" svg:height="0.395cm" svg:x="0.151cm" svg:y="3.793cm">
          <draw:text-box>
            <text:p text:style-name="P3"><text:span text:style-name="T1">No. </text:span><text:span text:style-name="T1">100</text:span></text:p>
          </draw:text-box>
        </draw:frame>
        <draw:frame draw:style-name="gr12" draw:text-style-name="P4" draw:layer="layout" svg:width="0.768cm" svg:height="0.395cm" svg:x="4.365cm" svg:y="3.793cm">
          <draw:text-box>
            <text:p text:style-name="P3"><text:span text:style-name="T1">0.1</text:span><text:span text:style-name="T1">5</text:span></text:p>
          </draw:text-box>
        </draw:frame>
        <draw:frame draw:style-name="gr13" draw:text-style-name="P4" draw:layer="layout" svg:width="0.439cm" svg:height="0.395cm" svg:x="7.232cm" svg:y="3.793cm">
          <draw:text-box>
            <text:p text:style-name="P3"><text:span text:style-name="T1">25</text:span></text:p>
          </draw:text-box>
        </draw:frame>
        <draw:frame draw:style-name="gr13" draw:text-style-name="P4" draw:layer="layout" svg:width="0.439cm" svg:height="0.395cm" svg:x="9.767cm" svg:y="3.793cm">
          <draw:text-box>
            <text:p text:style-name="P3"><text:span text:style-name="T1">13</text:span></text:p>
          </draw:text-box>
        </draw:frame>
        <draw:frame draw:style-name="gr13" draw:text-style-name="P4" draw:layer="layout" svg:width="0.439cm" svg:height="0.395cm" svg:x="12.302cm" svg:y="3.793cm">
          <draw:text-box>
            <text:p text:style-name="P3"><text:span text:style-name="T1">44</text:span></text:p>
          </draw:text-box>
        </draw:frame>
        <draw:frame draw:style-name="gr16" draw:text-style-name="P4" draw:layer="layout" svg:width="1.381cm" svg:height="0.395cm" svg:x="0.151cm" svg:y="4.229cm">
          <draw:text-box>
            <text:p text:style-name="P3"><text:span text:style-name="T1">No. </text:span><text:span text:style-name="T1">200</text:span></text:p>
          </draw:text-box>
        </draw:frame>
        <draw:frame draw:style-name="gr17" draw:text-style-name="P4" draw:layer="layout" svg:width="0.986cm" svg:height="0.395cm" svg:x="4.142cm" svg:y="4.229cm">
          <draw:text-box>
            <text:p text:style-name="P3"><text:span text:style-name="T1">0.0</text:span><text:span text:style-name="T1">75</text:span></text:p>
          </draw:text-box>
        </draw:frame>
        <draw:frame draw:style-name="gr13" draw:text-style-name="P4" draw:layer="layout" svg:width="0.439cm" svg:height="0.395cm" svg:x="7.232cm" svg:y="4.229cm">
          <draw:text-box>
            <text:p text:style-name="P3"><text:span text:style-name="T1">20</text:span></text:p>
          </draw:text-box>
        </draw:frame>
        <draw:frame draw:style-name="gr13" draw:text-style-name="P4" draw:layer="layout" svg:width="0.439cm" svg:height="0.395cm" svg:x="9.767cm" svg:y="4.229cm">
          <draw:text-box>
            <text:p text:style-name="P3"><text:span text:style-name="T1">13</text:span></text:p>
          </draw:text-box>
        </draw:frame>
        <draw:frame draw:style-name="gr13" draw:text-style-name="P4" draw:layer="layout" svg:width="0.439cm" svg:height="0.395cm" svg:x="12.302cm" svg:y="4.229cm">
          <draw:text-box>
            <text:p text:style-name="P3"><text:span text:style-name="T1">12</text:span></text:p>
          </draw:text-box>
        </draw:frame>
        <draw:frame draw:style-name="gr18" draw:text-style-name="P4" draw:layer="layout" svg:width="0.982cm" svg:height="0.395cm" svg:x="0.151cm" svg:y="5.1cm">
          <draw:text-box>
            <text:p text:style-name="P3"><text:span text:style-name="T1">Soi</text:span><text:span text:style-name="T1">l #</text:span></text:p>
          </draw:text-box>
        </draw:frame>
        <draw:frame draw:style-name="gr19" draw:text-style-name="P4" draw:layer="layout" svg:width="0.573cm" svg:height="0.395cm" svg:x="2.686cm" svg:y="5.1cm">
          <draw:text-box>
            <text:p text:style-name="P3"><text:span text:style-name="T1">FM</text:span></text:p>
          </draw:text-box>
        </draw:frame>
        <draw:frame draw:style-name="gr20" draw:text-style-name="P4" draw:layer="layout" svg:width="0.395cm" svg:height="0.395cm" svg:x="2.384cm" svg:y="5.535cm">
          <draw:text-box>
            <text:p text:style-name="P3"><text:span text:style-name="T1">1</text:span></text:p>
          </draw:text-box>
        </draw:frame>
        <draw:frame draw:style-name="gr12" draw:text-style-name="P4" draw:layer="layout" svg:width="0.768cm" svg:height="0.395cm" svg:x="4.365cm" svg:y="5.535cm">
          <draw:text-box>
            <text:p text:style-name="P3"><text:span text:style-name="T1">4.4</text:span><text:span text:style-name="T1">7</text:span></text:p>
          </draw:text-box>
        </draw:frame>
        <draw:frame draw:style-name="gr20" draw:text-style-name="P4" draw:layer="layout" svg:width="0.395cm" svg:height="0.395cm" svg:x="2.384cm" svg:y="5.971cm">
          <draw:text-box>
            <text:p text:style-name="P3"><text:span text:style-name="T1">2</text:span></text:p>
          </draw:text-box>
        </draw:frame>
        <draw:frame draw:style-name="gr12" draw:text-style-name="P4" draw:layer="layout" svg:width="0.768cm" svg:height="0.395cm" svg:x="4.365cm" svg:y="5.971cm">
          <draw:text-box>
            <text:p text:style-name="P3"><text:span text:style-name="T1">3.4</text:span><text:span text:style-name="T1">7</text:span></text:p>
          </draw:text-box>
        </draw:frame>
        <draw:frame draw:style-name="gr20" draw:text-style-name="P4" draw:layer="layout" svg:width="0.395cm" svg:height="0.395cm" svg:x="2.384cm" svg:y="6.406cm">
          <draw:text-box>
            <text:p text:style-name="P3"><text:span text:style-name="T1">3</text:span></text:p>
          </draw:text-box>
        </draw:frame>
        <draw:polygon draw:style-name="gr1" draw:text-style-name="P1" draw:layer="layout" svg:width="16.341cm" svg:height="10.208cm" svg:x="0.251cm" svg:y="6.895cm" svg:viewBox="0 0 16342 10209" draw:points="8173,10209 0,10209 0,0 16342,0 16342,10209">
          <text:p/>
        </draw:polygon>
        <draw:polygon draw:style-name="gr21" draw:text-style-name="P2" draw:layer="layout" svg:width="11.975cm" svg:height="8.84cm" svg:x="1.009cm" svg:y="7.324cm" svg:viewBox="0 0 11976 8841" draw:points="5988,8841 0,8841 0,0 11976,0 11976,8841">
          <text:p/>
        </draw:polygon>
        <draw:line draw:style-name="gr21" draw:text-style-name="P2" draw:layer="layout" svg:x1="12.984cm" svg:y1="16.162cm" svg:x2="1.009cm" svg:y2="16.162cm">
          <text:p/>
        </draw:line>
        <draw:line draw:style-name="gr21" draw:text-style-name="P2" draw:layer="layout" svg:x1="12.984cm" svg:y1="14.689cm" svg:x2="1.009cm" svg:y2="14.689cm">
          <text:p/>
        </draw:line>
        <draw:line draw:style-name="gr21" draw:text-style-name="P2" draw:layer="layout" svg:x1="12.984cm" svg:y1="13.216cm" svg:x2="1.009cm" svg:y2="13.216cm">
          <text:p/>
        </draw:line>
        <draw:line draw:style-name="gr21" draw:text-style-name="P2" draw:layer="layout" svg:x1="12.984cm" svg:y1="11.743cm" svg:x2="1.009cm" svg:y2="11.743cm">
          <text:p/>
        </draw:line>
        <draw:line draw:style-name="gr21" draw:text-style-name="P2" draw:layer="layout" svg:x1="12.984cm" svg:y1="10.27cm" svg:x2="1.009cm" svg:y2="10.27cm">
          <text:p/>
        </draw:line>
        <draw:line draw:style-name="gr21" draw:text-style-name="P2" draw:layer="layout" svg:x1="12.984cm" svg:y1="8.795cm" svg:x2="1.009cm" svg:y2="8.795cm">
          <text:p/>
        </draw:line>
        <draw:line draw:style-name="gr21" draw:text-style-name="P2" draw:layer="layout" svg:x1="12.984cm" svg:y1="7.322cm" svg:x2="1.009cm" svg:y2="7.322cm">
          <text:p/>
        </draw:line>
        <draw:line draw:style-name="gr21" draw:text-style-name="P2" draw:layer="layout" svg:x1="1.009cm" svg:y1="16.307cm" svg:x2="1.009cm" svg:y2="16.162cm">
          <text:p/>
        </draw:line>
        <draw:line draw:style-name="gr21" draw:text-style-name="P2" draw:layer="layout" svg:x1="1.009cm" svg:y1="16.307cm" svg:x2="1.009cm" svg:y2="16.162cm">
          <text:p/>
        </draw:line>
        <draw:line draw:style-name="gr21" draw:text-style-name="P2" draw:layer="layout" svg:x1="4.999cm" svg:y1="16.307cm" svg:x2="4.999cm" svg:y2="16.162cm">
          <text:p/>
        </draw:line>
        <draw:line draw:style-name="gr21" draw:text-style-name="P2" draw:layer="layout" svg:x1="4.999cm" svg:y1="16.307cm" svg:x2="4.999cm" svg:y2="16.162cm">
          <text:p/>
        </draw:line>
        <draw:line draw:style-name="gr21" draw:text-style-name="P2" draw:layer="layout" svg:x1="8.993cm" svg:y1="16.307cm" svg:x2="8.993cm" svg:y2="16.162cm">
          <text:p/>
        </draw:line>
        <draw:line draw:style-name="gr21" draw:text-style-name="P2" draw:layer="layout" svg:x1="8.993cm" svg:y1="16.307cm" svg:x2="8.993cm" svg:y2="16.162cm">
          <text:p/>
        </draw:line>
        <draw:line draw:style-name="gr21" draw:text-style-name="P2" draw:layer="layout" svg:x1="12.984cm" svg:y1="16.307cm" svg:x2="12.984cm" svg:y2="16.162cm">
          <text:p/>
        </draw:line>
        <draw:line draw:style-name="gr21" draw:text-style-name="P2" draw:layer="layout" svg:x1="12.984cm" svg:y1="16.307cm" svg:x2="12.984cm" svg:y2="16.162cm">
          <text:p/>
        </draw:line>
        <draw:line draw:style-name="gr21" draw:text-style-name="P2" draw:layer="layout" svg:x1="1.009cm" svg:y1="16.162cm" svg:x2="12.984cm" svg:y2="16.162cm">
          <text:p/>
        </draw:line>
        <draw:line draw:style-name="gr21" draw:text-style-name="P2" draw:layer="layout" svg:x1="0.842cm" svg:y1="16.162cm" svg:x2="1.009cm" svg:y2="16.162cm">
          <text:p/>
        </draw:line>
        <draw:line draw:style-name="gr21" draw:text-style-name="P2" draw:layer="layout" svg:x1="0.842cm" svg:y1="16.162cm" svg:x2="1.009cm" svg:y2="16.162cm">
          <text:p/>
        </draw:line>
        <draw:line draw:style-name="gr21" draw:text-style-name="P2" draw:layer="layout" svg:x1="0.842cm" svg:y1="14.689cm" svg:x2="1.009cm" svg:y2="14.689cm">
          <text:p/>
        </draw:line>
        <draw:line draw:style-name="gr21" draw:text-style-name="P2" draw:layer="layout" svg:x1="0.842cm" svg:y1="14.689cm" svg:x2="1.009cm" svg:y2="14.689cm">
          <text:p/>
        </draw:line>
        <draw:line draw:style-name="gr21" draw:text-style-name="P2" draw:layer="layout" svg:x1="0.842cm" svg:y1="13.216cm" svg:x2="1.009cm" svg:y2="13.216cm">
          <text:p/>
        </draw:line>
        <draw:line draw:style-name="gr21" draw:text-style-name="P2" draw:layer="layout" svg:x1="0.842cm" svg:y1="13.216cm" svg:x2="1.009cm" svg:y2="13.216cm">
          <text:p/>
        </draw:line>
        <draw:line draw:style-name="gr21" draw:text-style-name="P2" draw:layer="layout" svg:x1="0.842cm" svg:y1="11.743cm" svg:x2="1.009cm" svg:y2="11.743cm">
          <text:p/>
        </draw:line>
        <draw:line draw:style-name="gr21" draw:text-style-name="P2" draw:layer="layout" svg:x1="0.842cm" svg:y1="11.743cm" svg:x2="1.009cm" svg:y2="11.743cm">
          <text:p/>
        </draw:line>
        <draw:line draw:style-name="gr21" draw:text-style-name="P2" draw:layer="layout" svg:x1="0.842cm" svg:y1="10.27cm" svg:x2="1.009cm" svg:y2="10.27cm">
          <text:p/>
        </draw:line>
        <draw:line draw:style-name="gr21" draw:text-style-name="P2" draw:layer="layout" svg:x1="0.842cm" svg:y1="10.27cm" svg:x2="1.009cm" svg:y2="10.27cm">
          <text:p/>
        </draw:line>
        <draw:line draw:style-name="gr21" draw:text-style-name="P2" draw:layer="layout" svg:x1="0.842cm" svg:y1="8.795cm" svg:x2="1.009cm" svg:y2="8.795cm">
          <text:p/>
        </draw:line>
        <draw:line draw:style-name="gr21" draw:text-style-name="P2" draw:layer="layout" svg:x1="0.842cm" svg:y1="8.795cm" svg:x2="1.009cm" svg:y2="8.795cm">
          <text:p/>
        </draw:line>
        <draw:line draw:style-name="gr21" draw:text-style-name="P2" draw:layer="layout" svg:x1="0.842cm" svg:y1="7.322cm" svg:x2="1.009cm" svg:y2="7.322cm">
          <text:p/>
        </draw:line>
        <draw:line draw:style-name="gr21" draw:text-style-name="P2" draw:layer="layout" svg:x1="0.842cm" svg:y1="7.322cm" svg:x2="1.009cm" svg:y2="7.322cm">
          <text:p/>
        </draw:line>
        <draw:line draw:style-name="gr21" draw:text-style-name="P2" draw:layer="layout" svg:x1="1.009cm" svg:y1="16.162cm" svg:x2="1.009cm" svg:y2="7.322cm">
          <text:p/>
        </draw:line>
        <draw:polyline draw:style-name="gr22" draw:text-style-name="P2" draw:layer="layout" svg:width="7.191cm" svg:height="5.009cm" svg:x="4.503cm" svg:y="10.27cm" svg:viewBox="0 0 7192 5010" draw:points="7192,0 5979,146 4209,1840 3603,1988 2403,2210 1201,2652 0,5010">
          <text:p/>
        </draw:polyline>
        <draw:polygon draw:style-name="gr23" draw:text-style-name="P5" draw:layer="layout" svg:width="0.279cm" svg:height="0.24cm" svg:x="11.555cm" svg:y="10.149cm" svg:viewBox="0 0 280 241" draw:points="0,0 140,241 280,0">
          <text:p/>
        </draw:polygon>
        <draw:polygon draw:style-name="gr24" draw:text-style-name="P5" draw:layer="layout" svg:width="0.279cm" svg:height="0.242cm" svg:x="10.342cm" svg:y="10.295cm" svg:viewBox="0 0 280 243" draw:points="0,0 139,243 280,0">
          <text:p/>
        </draw:polygon>
        <draw:polygon draw:style-name="gr25" draw:text-style-name="P2" draw:layer="layout" svg:width="0.279cm" svg:height="0.242cm" svg:x="10.342cm" svg:y="10.295cm" svg:viewBox="0 0 280 243" draw:points="0,0 139,243 280,0">
          <text:p/>
        </draw:polygon>
        <draw:polygon draw:style-name="gr23" draw:text-style-name="P5" draw:layer="layout" svg:width="0.279cm" svg:height="0.24cm" svg:x="8.572cm" svg:y="11.989cm" svg:viewBox="0 0 280 241" draw:points="0,0 140,241 280,0">
          <text:p/>
        </draw:polygon>
        <draw:polygon draw:style-name="gr23" draw:text-style-name="P5" draw:layer="layout" svg:width="0.279cm" svg:height="0.24cm" svg:x="7.966cm" svg:y="12.137cm" svg:viewBox="0 0 280 241" draw:points="0,0 140,241 280,0">
          <text:p/>
        </draw:polygon>
        <draw:polygon draw:style-name="gr23" draw:text-style-name="P5" draw:layer="layout" svg:width="0.28cm" svg:height="0.242cm" svg:x="6.766cm" svg:y="12.357cm" svg:viewBox="0 0 281 243" draw:points="0,0 140,243 281,0">
          <text:p/>
        </draw:polygon>
        <draw:polygon draw:style-name="gr23" draw:text-style-name="P5" draw:layer="layout" svg:width="0.279cm" svg:height="0.24cm" svg:x="5.564cm" svg:y="12.799cm" svg:viewBox="0 0 280 241" draw:points="0,0 139,241 280,0">
          <text:p/>
        </draw:polygon>
        <draw:polygon draw:style-name="gr23" draw:text-style-name="P5" draw:layer="layout" svg:width="0.279cm" svg:height="0.24cm" svg:x="4.364cm" svg:y="15.157cm" svg:viewBox="0 0 280 241" draw:points="0,0 140,241 280,0">
          <text:p/>
        </draw:polygon>
        <draw:polyline draw:style-name="gr26" draw:text-style-name="P2" draw:layer="layout" svg:width="7.191cm" svg:height="4.567cm" svg:x="4.503cm" svg:y="10.638cm" svg:viewBox="0 0 7192 4568" draw:points="7192,0 5979,72 4209,516 3603,4053 2403,4568 1201,4568 0,4568">
          <text:p/>
        </draw:polyline>
        <draw:polygon draw:style-name="gr27" draw:text-style-name="P6" draw:layer="layout" svg:width="0.279cm" svg:height="0.24cm" svg:x="11.555cm" svg:y="10.517cm" svg:viewBox="0 0 280 241" draw:points="0,121 140,241 280,121 140,0">
          <text:p/>
        </draw:polygon>
        <draw:polygon draw:style-name="gr27" draw:text-style-name="P6" draw:layer="layout" svg:width="0.279cm" svg:height="0.24cm" svg:x="10.342cm" svg:y="10.59cm" svg:viewBox="0 0 280 241" draw:points="0,121 139,241 280,121 139,0">
          <text:p/>
        </draw:polygon>
        <draw:polygon draw:style-name="gr27" draw:text-style-name="P6" draw:layer="layout" svg:width="0.279cm" svg:height="0.24cm" svg:x="8.572cm" svg:y="11.032cm" svg:viewBox="0 0 280 241" draw:points="0,121 140,241 280,121 140,0">
          <text:p/>
        </draw:polygon>
        <draw:polygon draw:style-name="gr27" draw:text-style-name="P6" draw:layer="layout" svg:width="0.279cm" svg:height="0.242cm" svg:x="7.966cm" svg:y="14.568cm" svg:viewBox="0 0 280 243" draw:points="0,123 140,243 280,123 140,0">
          <text:p/>
        </draw:polygon>
        <draw:polygon draw:style-name="gr27" draw:text-style-name="P6" draw:layer="layout" svg:width="0.28cm" svg:height="0.242cm" svg:x="6.766cm" svg:y="15.083cm" svg:viewBox="0 0 281 243" draw:points="0,123 140,243 281,123 140,0">
          <text:p/>
        </draw:polygon>
        <draw:polygon draw:style-name="gr27" draw:text-style-name="P6" draw:layer="layout" svg:width="0.279cm" svg:height="0.242cm" svg:x="5.564cm" svg:y="15.083cm" svg:viewBox="0 0 280 243" draw:points="0,123 139,243 280,123 139,0">
          <text:p/>
        </draw:polygon>
        <draw:polygon draw:style-name="gr27" draw:text-style-name="P6" draw:layer="layout" svg:width="0.279cm" svg:height="0.242cm" svg:x="4.364cm" svg:y="15.083cm" svg:viewBox="0 0 280 243" draw:points="0,123 140,243 280,123 140,0">
          <text:p/>
        </draw:polygon>
        <draw:polyline draw:style-name="gr28" draw:text-style-name="P2" draw:layer="layout" svg:width="7.191cm" svg:height="5.598cm" svg:x="4.503cm" svg:y="9.091cm" svg:viewBox="0 0 7192 5599" draw:points="7192,0 5979,146 4209,2652 3603,3535 2403,4714 1201,5230 0,5599">
          <text:p/>
        </draw:polyline>
        <draw:polygon draw:style-name="gr29" draw:text-style-name="P7" draw:layer="layout" svg:width="0.279cm" svg:height="0.241cm" svg:x="11.555cm" svg:y="8.969cm" svg:viewBox="0 0 280 242" draw:points="0,0 0,242 280,242 280,0">
          <text:p/>
        </draw:polygon>
        <draw:polygon draw:style-name="gr29" draw:text-style-name="P7" draw:layer="layout" svg:width="0.279cm" svg:height="0.242cm" svg:x="10.342cm" svg:y="9.116cm" svg:viewBox="0 0 280 243" draw:points="0,0 0,243 280,243 280,0">
          <text:p/>
        </draw:polygon>
        <draw:polygon draw:style-name="gr29" draw:text-style-name="P7" draw:layer="layout" svg:width="0.279cm" svg:height="0.242cm" svg:x="8.572cm" svg:y="11.621cm" svg:viewBox="0 0 280 243" draw:points="0,0 0,243 280,243 280,0">
          <text:p/>
        </draw:polygon>
        <draw:polygon draw:style-name="gr29" draw:text-style-name="P7" draw:layer="layout" svg:width="0.279cm" svg:height="0.24cm" svg:x="7.966cm" svg:y="12.505cm" svg:viewBox="0 0 280 241" draw:points="0,0 0,241 280,241 280,0">
          <text:p/>
        </draw:polygon>
        <draw:polygon draw:style-name="gr29" draw:text-style-name="P7" draw:layer="layout" svg:width="0.28cm" svg:height="0.241cm" svg:x="6.766cm" svg:y="13.684cm" svg:viewBox="0 0 281 242" draw:points="0,0 0,242 281,242 281,0">
          <text:p/>
        </draw:polygon>
        <draw:polygon draw:style-name="gr29" draw:text-style-name="P7" draw:layer="layout" svg:width="0.279cm" svg:height="0.241cm" svg:x="5.564cm" svg:y="14.2cm" svg:viewBox="0 0 280 242" draw:points="0,0 0,242 280,242 280,0">
          <text:p/>
        </draw:polygon>
        <draw:polygon draw:style-name="gr29" draw:text-style-name="P7" draw:layer="layout" svg:width="0.279cm" svg:height="0.242cm" svg:x="4.364cm" svg:y="14.568cm" svg:viewBox="0 0 280 243" draw:points="0,0 0,243 280,243 280,0">
          <text:p/>
        </draw:polygon>
        <draw:frame draw:style-name="gr12" draw:text-style-name="P4" draw:layer="layout" svg:width="0.768cm" svg:height="0.395cm" svg:x="4.365cm" svg:y="6.406cm">
          <draw:text-box>
            <text:p text:style-name="P3"><text:span text:style-name="T1">4.3</text:span><text:span text:style-name="T1">5</text:span></text:p>
          </draw:text-box>
        </draw:frame>
        <draw:frame draw:style-name="gr12" draw:text-style-name="P4" draw:layer="layout" svg:width="0.768cm" svg:height="0.395cm" svg:x="0.641cm" svg:y="16.403cm">
          <draw:text-box>
            <text:p text:style-name="P3"><text:span text:style-name="T1">0.0</text:span><text:span text:style-name="T1">1</text:span></text:p>
          </draw:text-box>
        </draw:frame>
        <draw:frame draw:style-name="gr15" draw:text-style-name="P4" draw:layer="layout" svg:width="0.549cm" svg:height="0.395cm" svg:x="4.735cm" svg:y="16.403cm">
          <draw:text-box>
            <text:p text:style-name="P3"><text:span text:style-name="T1">0.1</text:span></text:p>
          </draw:text-box>
        </draw:frame>
        <draw:frame draw:style-name="gr30" draw:text-style-name="P4" draw:layer="layout" svg:width="0.392cm" svg:height="0.395cm" svg:x="8.89cm" svg:y="16.403cm">
          <draw:text-box>
            <text:p text:style-name="P3"><text:span text:style-name="T1">1</text:span></text:p>
          </draw:text-box>
        </draw:frame>
        <draw:frame draw:style-name="gr13" draw:text-style-name="P4" draw:layer="layout" svg:width="0.439cm" svg:height="0.395cm" svg:x="12.779cm" svg:y="16.403cm">
          <draw:text-box>
            <text:p text:style-name="P3"><text:span text:style-name="T1">10</text:span></text:p>
          </draw:text-box>
        </draw:frame>
        <draw:frame draw:style-name="gr30" draw:text-style-name="P4" draw:layer="layout" svg:width="0.392cm" svg:height="0.395cm" svg:x="0.526cm" svg:y="15.97cm">
          <draw:text-box>
            <text:p text:style-name="P3"><text:span text:style-name="T1">0</text:span></text:p>
          </draw:text-box>
        </draw:frame>
        <draw:frame draw:style-name="gr13" draw:text-style-name="P4" draw:layer="layout" svg:width="0.439cm" svg:height="0.395cm" svg:x="0.32cm" svg:y="14.497cm">
          <draw:text-box>
            <text:p text:style-name="P3"><text:span text:style-name="T1">20</text:span></text:p>
          </draw:text-box>
        </draw:frame>
        <draw:frame draw:style-name="gr13" draw:text-style-name="P4" draw:layer="layout" svg:width="0.439cm" svg:height="0.395cm" svg:x="0.32cm" svg:y="13.023cm">
          <draw:text-box>
            <text:p text:style-name="P3"><text:span text:style-name="T1">40</text:span></text:p>
          </draw:text-box>
        </draw:frame>
        <draw:frame draw:style-name="gr13" draw:text-style-name="P4" draw:layer="layout" svg:width="0.439cm" svg:height="0.395cm" svg:x="0.32cm" svg:y="11.55cm">
          <draw:text-box>
            <text:p text:style-name="P3"><text:span text:style-name="T1">60</text:span></text:p>
          </draw:text-box>
        </draw:frame>
        <draw:frame draw:style-name="gr13" draw:text-style-name="P4" draw:layer="layout" svg:width="0.439cm" svg:height="0.395cm" svg:x="0.32cm" svg:y="10.076cm">
          <draw:text-box>
            <text:p text:style-name="P3"><text:span text:style-name="T1">80</text:span></text:p>
          </draw:text-box>
        </draw:frame>
        <draw:frame draw:style-name="gr31" draw:text-style-name="P4" draw:layer="layout" svg:width="0.658cm" svg:height="0.395cm" svg:x="0.113cm" svg:y="8.604cm">
          <draw:text-box>
            <text:p text:style-name="P3"><text:span text:style-name="T1">100</text:span></text:p>
          </draw:text-box>
        </draw:frame>
        <draw:line draw:style-name="gr28" draw:text-style-name="P2" draw:layer="layout" svg:x1="14.047cm" svg:y1="11.517cm" svg:x2="14.939cm" svg:y2="11.517cm">
          <text:p/>
        </draw:line>
        <draw:polygon draw:style-name="gr29" draw:text-style-name="P7" draw:layer="layout" svg:width="0.234cm" svg:height="0.204cm" svg:x="14.375cm" svg:y="11.415cm" svg:viewBox="0 0 235 205" draw:points="0,0 0,205 235,205 235,0">
          <text:p/>
        </draw:polygon>
        <draw:line draw:style-name="gr26" draw:text-style-name="P2" draw:layer="layout" svg:x1="14.047cm" svg:y1="11.998cm" svg:x2="14.939cm" svg:y2="11.998cm">
          <text:p/>
        </draw:line>
        <draw:polygon draw:style-name="gr27" draw:text-style-name="P6" draw:layer="layout" svg:width="0.234cm" svg:height="0.202cm" svg:x="14.375cm" svg:y="11.897cm" svg:viewBox="0 0 235 203" draw:points="0,101 117,203 235,101 117,0">
          <text:p/>
        </draw:polygon>
        <draw:line draw:style-name="gr22" draw:text-style-name="P2" draw:layer="layout" svg:x1="14.047cm" svg:y1="12.477cm" svg:x2="14.939cm" svg:y2="12.477cm">
          <text:p/>
        </draw:line>
        <draw:polygon draw:style-name="gr23" draw:text-style-name="P5" draw:layer="layout" svg:width="0.234cm" svg:height="0.204cm" svg:x="14.375cm" svg:y="12.377cm" svg:viewBox="0 0 235 205" draw:points="0,0 117,205 235,0">
          <text:p/>
        </draw:polygon>
        <draw:frame draw:style-name="gr31" draw:text-style-name="P4" draw:layer="layout" svg:width="0.658cm" svg:height="0.395cm" svg:x="0.113cm" svg:y="7.13cm">
          <draw:text-box>
            <text:p text:style-name="P3"><text:span text:style-name="T1">120</text:span></text:p>
          </draw:text-box>
        </draw:frame>
        <draw:frame draw:style-name="gr10" draw:text-style-name="P4" draw:layer="layout" svg:width="1.201cm" svg:height="0.395cm" svg:x="15.05cm" svg:y="11.324cm">
          <draw:text-box>
            <text:p text:style-name="P3"><text:span text:style-name="T1">Soi</text:span><text:span text:style-name="T1">l #1</text:span></text:p>
          </draw:text-box>
        </draw:frame>
        <draw:frame draw:style-name="gr10" draw:text-style-name="P4" draw:layer="layout" svg:width="1.201cm" svg:height="0.395cm" svg:x="15.05cm" svg:y="11.805cm">
          <draw:text-box>
            <text:p text:style-name="P3"><text:span text:style-name="T1">Soi</text:span><text:span text:style-name="T1">l #2</text:span></text:p>
          </draw:text-box>
        </draw:frame>
        <draw:frame draw:style-name="gr10" draw:text-style-name="P4" draw:layer="layout" svg:width="1.201cm" svg:height="0.395cm" svg:x="15.05cm" svg:y="12.286cm">
          <draw:text-box>
            <text:p text:style-name="P3"><text:span text:style-name="T1">Soi</text:span><text:span text:style-name="T1">l #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cm" fo:page-height="25.0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7T22:35:45.994097410</dc:date>
    <meta:editing-duration>PT48S</meta:editing-duration>
    <meta:editing-cycles>1</meta:editing-cycles>
    <meta:document-statistic meta:object-count="157"/>
    <meta:generator>LibreOffice/7.6.7.2$Linux_X86_64 LibreOffice_project/60$Build-2</meta:generator>
  </office:meta>
</office:document-meta>
</file>